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tserrat" svg:font-family="Montserrat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6785" officeooo:paragraph-rsid="001a6785"/>
    </style:style>
    <style:style style:name="P2" style:family="paragraph" style:parent-style-name="Standard">
      <style:text-properties officeooo:rsid="001bbe87" officeooo:paragraph-rsid="001bbe87"/>
    </style:style>
    <style:style style:name="P3" style:family="paragraph" style:parent-style-name="Standard">
      <style:text-properties fo:font-weight="bold" officeooo:rsid="001a6785" officeooo:paragraph-rsid="001a6785" style:font-weight-asian="bold" style:font-weight-complex="bold"/>
    </style:style>
    <style:style style:name="P4" style:family="paragraph" style:parent-style-name="Standard">
      <style:text-properties fo:font-weight="bold" officeooo:rsid="001d7a43" officeooo:paragraph-rsid="001d7a43" style:font-weight-asian="bold" style:font-weight-complex="bold"/>
    </style:style>
    <style:style style:name="P5" style:family="paragraph" style:parent-style-name="Standard">
      <style:text-properties fo:font-weight="bold" officeooo:rsid="001f1e76" officeooo:paragraph-rsid="001f1e76" style:font-weight-asian="bold" style:font-weight-complex="bold"/>
    </style:style>
    <style:style style:name="P6" style:family="paragraph" style:parent-style-name="Standard">
      <style:text-properties fo:font-weight="bold" officeooo:rsid="00249394" officeooo:paragraph-rsid="00249394" style:font-weight-asian="bold" style:font-weight-complex="bold"/>
    </style:style>
    <style:style style:name="P7" style:family="paragraph" style:parent-style-name="Standard">
      <style:text-properties fo:font-weight="normal" officeooo:rsid="001d7a43" officeooo:paragraph-rsid="001d7a43" style:font-weight-asian="normal" style:font-weight-complex="normal"/>
    </style:style>
    <style:style style:name="P8" style:family="paragraph" style:parent-style-name="Standard">
      <style:text-properties fo:color="#ff0000" loext:opacity="100%" fo:font-weight="normal" officeooo:rsid="001f1e76" officeooo:paragraph-rsid="001f1e76" style:font-weight-asian="normal" style:font-weight-complex="normal"/>
    </style:style>
    <style:style style:name="P9" style:family="paragraph" style:parent-style-name="Standard">
      <style:text-properties fo:color="#ff0000" loext:opacity="100%" fo:font-weight="normal" officeooo:rsid="001a6785" officeooo:paragraph-rsid="0021f57c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21f57c" officeooo:paragraph-rsid="0021f57c" style:font-weight-asian="normal" style:font-weight-complex="normal"/>
    </style:style>
    <style:style style:name="P11" style:family="paragraph" style:parent-style-name="Standard">
      <style:text-properties fo:color="#000000" loext:opacity="100%" officeooo:rsid="0022c1ee" officeooo:paragraph-rsid="0022c1ee"/>
    </style:style>
    <style:style style:name="P12" style:family="paragraph" style:parent-style-name="Standard">
      <style:text-properties officeooo:rsid="0021f57c" officeooo:paragraph-rsid="0021f57c"/>
    </style:style>
    <style:style style:name="P13" style:family="paragraph" style:parent-style-name="Standard">
      <style:text-properties officeooo:rsid="00229519" officeooo:paragraph-rsid="00229519"/>
    </style:style>
    <style:style style:name="P14" style:family="paragraph" style:parent-style-name="Standard">
      <style:text-properties fo:color="#00a933" loext:opacity="100%" officeooo:rsid="001a6785" officeooo:paragraph-rsid="001a6785"/>
    </style:style>
    <style:style style:name="P15" style:family="paragraph" style:parent-style-name="Standard">
      <style:text-properties fo:color="#ff4000" loext:opacity="100%" officeooo:rsid="00229519" officeooo:paragraph-rsid="00229519"/>
    </style:style>
    <style:style style:name="P16" style:family="paragraph" style:parent-style-name="Standard">
      <style:text-properties fo:color="#ff4000" loext:opacity="100%" officeooo:rsid="001a6785" officeooo:paragraph-rsid="001a6785"/>
    </style:style>
    <style:style style:name="T1" style:family="text">
      <style:text-properties fo:font-variant="normal" fo:text-transform="none" fo:color="#1f1f1f" loext:opacity="100%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officeooo:rsid="001bbe87"/>
    </style:style>
    <style:style style:name="T4" style:family="text">
      <style:text-properties officeooo:rsid="001d6c84"/>
    </style:style>
    <style:style style:name="T5" style:family="text">
      <style:text-properties officeooo:rsid="001f1e76"/>
    </style:style>
    <style:style style:name="T6" style:family="text">
      <style:text-properties officeooo:rsid="001f285c"/>
    </style:style>
    <style:style style:name="T7" style:family="text">
      <style:text-properties fo:color="#00a933" loext:opacity="100%"/>
    </style:style>
    <style:style style:name="T8" style:family="text">
      <style:text-properties fo:color="#00a933" loext:opacity="100%" officeooo:rsid="001bbe87"/>
    </style:style>
    <style:style style:name="T9" style:family="text">
      <style:text-properties fo:color="#00a933" loext:opacity="100%" officeooo:rsid="002385b0"/>
    </style:style>
    <style:style style:name="T10" style:family="text">
      <style:text-properties fo:color="#00a933" loext:opacity="100%" officeooo:rsid="0022c1ee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officeooo:rsid="001bbe87"/>
    </style:style>
    <style:style style:name="T13" style:family="text">
      <style:text-properties fo:color="#ff0000" loext:opacity="100%" officeooo:rsid="001d6c84"/>
    </style:style>
    <style:style style:name="T14" style:family="text">
      <style:text-properties officeooo:rsid="0020956c"/>
    </style:style>
    <style:style style:name="T15" style:family="text">
      <style:text-properties fo:color="#000000" loext:opacity="100%" officeooo:rsid="001bbe87"/>
    </style:style>
    <style:style style:name="T16" style:family="text">
      <style:text-properties fo:color="#000000" loext:opacity="100%" officeooo:rsid="0020956c"/>
    </style:style>
    <style:style style:name="T17" style:family="text">
      <style:text-properties officeooo:rsid="0022c1ee"/>
    </style:style>
    <style:style style:name="T18" style:family="text">
      <style:text-properties officeooo:rsid="002385b0"/>
    </style:style>
    <style:style style:name="T19" style:family="text">
      <style:text-properties fo:color="#ff4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(-lambda \| D x  + shift \|) </text:span><text:span text:style-name="T2">:</text:span> <text:span text:style-name="T3">terme qui pénalise la dérivée seconde en x, plus x est « linéaire », plus le terme a une valeur proche de 1.</text:span></text:p>
      <text:p text:style-name="P1"/>
      <text:p text:style-name="P6">Ce que l’on recherche : R = argmax de pi_tilde !</text:p>
      <text:p text:style-name="P1"/>
      <text:p text:style-name="P3">x_true non simulé (déterministe), <text:span text:style-name="T6">a et b imposés sous linéarité de X, Lambda choisi pour pénaliser comme souhaité le changement de linéarité</text:span></text:p>
      <text:p text:style-name="P3"/>
      <text:p text:style-name="P4">Interprétation :</text:p>
      <text:p text:style-name="P4"/>
      <text:p text:style-name="P2">v = 0.99 : on pénalise « peu » le changement de linéarité de x_true en accent circonflexe</text:p>
      <text:p text:style-name="P1"><text:line-break/>Lambda = 0.01, <text:span text:style-name="T7">ne plante pas le code</text:span></text:p>
      <text:p text:style-name="P14">→ moyenne théorique superposée à l’argmax (idem en tilde)</text:p>
      <text:p text:style-name="P1">→ <text:span text:style-name="T8">quantiles et moyenne théorique OK avec empirique, les méthodes image donnent des résultats plus précis </text:span><text:span text:style-name="T9">=&gt; on peut retrouver l’argmax</text:span></text:p>
      <text:p text:style-name="P1">→ <text:span text:style-name="T8">convergence assez rapide</text:span><text:span text:style-name="T3"> des moyennes empiriques des composantes vers la moyenne théorique</text:span></text:p>
      <text:p text:style-name="P16">→ <text:span text:style-name="T3">bien en dessous de l’argmax en valeur de distribution</text:span></text:p>
      <text:p text:style-name="P1">→ <text:span text:style-name="T8">les histogrammes recouvrent bien les argmax, pour pi et pi_tilde</text:span><text:span text:style-name="T15">, </text:span><text:span text:style-name="T16">augmentation de la variance avec le nombre de composantes ! Logique car on prédit de moins en moins bien au fur et à mesure que l’on avance dans le temps</text:span></text:p>
      <text:p text:style-name="P1">→ <text:span text:style-name="T12">pas de convergence claire vers l’argmax</text:span><text:span text:style-name="T3"> pour aucune des méthodes ou du moins pas au bout de 100000 itérations</text:span></text:p>
      <text:p text:style-name="P1">→<text:span text:style-name="T11"> </text:span><text:span text:style-name="T13">on oscille autour de l’argmax</text:span><text:span text:style-name="T4"> (les histogrammes nous le garantissent bien), on peut prendre la moyenne / </text:span><text:span text:style-name="T5">quantiles </text:span><text:span text:style-name="T4">sur une méthode image</text:span></text:p>
      <text:p text:style-name="P1"/>
      <text:p text:style-name="P12">Pour v = 0.9 ? <text:span text:style-name="T17">On a alors Lambda = 0.1, </text:span><text:span text:style-name="T10">ne plante pas le code</text:span><text:span text:style-name="T17">, </text:span><text:span text:style-name="T18">e</text:span>n pénalisant donc davantage le changement de linéarité</text:p>
      <text:p text:style-name="P12"/>
      <text:p text:style-name="P13"><text:span text:style-name="T19">L’argmax s’éloigne davantage de la moyenne</text:span> </text:p>
      <text:p text:style-name="P15">Convergence plus lente vers les moyennes empiriques des composantes</text:p>
      <text:p text:style-name="P15">La variance est plus large</text:p>
      <text:p text:style-name="P11">Pas d’amélioration notable en terme de convergence</text:p>
      <text:p text:style-name="P1"/>
      <text:p text:style-name="P4">Simulation avec R₀ = R_-1 = 1 (a=b=1), Lambda = 100 (pour avoir une variance à T égale à 2)</text:p>
      <text:p text:style-name="P4"/>
      <text:p text:style-name="P4">Interprétation : </text:p>
      <text:p text:style-name="P4"/>
      <text:p text:style-name="P5">Rappel : R = Dx</text:p>
      <text:p text:style-name="P7">En pénalisant la dérivée seconde et avec R₀ = R_-1, on pousse à la constance de<text:span text:style-name="T5">s coordonnées de R les unes vis-à-vis des autres (tout comme le terme pénalisait la non-linéarité précédemment)</text:span></text:p>
      <text:p text:style-name="P8">On ne peut pas calculer la moyenne <text:span text:style-name="T14">et les quantiles théoriques </text:span>avec les méthodes de calcul actuelles</text:p>
      <text:p text:style-name="P8">→ <text:span text:style-name="T14">bien en dessous de l’argmax en valeur de distribution</text:span></text:p>
      <text:p text:style-name="P8">→ <text:span text:style-name="T14">les histogrammes ne recouvrent pas bien l’argmax pour pi et avec une grande variance pour pi_tilde</text:span></text:p>
      <text:p text:style-name="P9">→ <text:span text:style-name="T3">pas de convergence claire vers l’argmax pour aucune des méthodes ou du moins pas au bout de 100000 itérations</text:span></text:p>
      <text:p text:style-name="P10">Cela dit, <text:span text:style-name="T7">peu importe les méthodes, on se rapproche en densité de la densité associée à l’argmax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tserrat" svg:font-family="Montserrat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3T14:30:57.659000000</meta:creation-date>
    <dc:date>2025-03-23T16:11:03.284000000</dc:date>
    <meta:editing-duration>PT28M41S</meta:editing-duration>
    <meta:editing-cycles>7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27" meta:word-count="422" meta:character-count="2361" meta:non-whitespace-character-count="1963"/>
  </office:meta>
</office:document-meta>
</file>